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15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0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2.286cm" svg:x="0.762cm" svg:y="2.03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524cm" svg:y1="2.032cm" svg:x2="1.524cm" svg:y2="4.318cm">
          <text:p/>
        </draw:line>
        <draw:line draw:style-name="gr2" draw:text-style-name="P1" draw:layer="layout" svg:x1="2.286cm" svg:y1="2.032cm" svg:x2="2.286cm" svg:y2="4.318cm">
          <text:p/>
        </draw:line>
        <draw:line draw:style-name="gr2" draw:text-style-name="P1" draw:layer="layout" svg:x1="3.048cm" svg:y1="2.032cm" svg:x2="3.048cm" svg:y2="4.318cm">
          <text:p/>
        </draw:line>
        <draw:line draw:style-name="gr2" draw:text-style-name="P1" draw:layer="layout" svg:x1="3.81cm" svg:y1="2.032cm" svg:x2="3.81cm" svg:y2="4.318cm">
          <text:p/>
        </draw:line>
        <draw:line draw:style-name="gr2" draw:text-style-name="P1" draw:layer="layout" svg:x1="4.572cm" svg:y1="2.032cm" svg:x2="4.572cm" svg:y2="4.318cm">
          <text:p/>
        </draw:line>
        <draw:line draw:style-name="gr2" draw:text-style-name="P1" draw:layer="layout" svg:x1="5.334cm" svg:y1="2.032cm" svg:x2="5.334cm" svg:y2="4.318cm">
          <text:p/>
        </draw:line>
        <draw:line draw:style-name="gr2" draw:text-style-name="P1" draw:layer="layout" svg:x1="6.096cm" svg:y1="2.032cm" svg:x2="6.096cm" svg:y2="4.318cm">
          <text:p/>
        </draw:line>
        <draw:line draw:style-name="gr2" draw:text-style-name="P1" draw:layer="layout" svg:x1="6.858cm" svg:y1="2.032cm" svg:x2="6.858cm" svg:y2="4.318cm">
          <text:p/>
        </draw:line>
        <draw:line draw:style-name="gr2" draw:text-style-name="P1" draw:layer="layout" svg:x1="7.62cm" svg:y1="2.032cm" svg:x2="7.62cm" svg:y2="4.318cm">
          <text:p/>
        </draw:line>
        <draw:line draw:style-name="gr2" draw:text-style-name="P1" draw:layer="layout" svg:x1="8.382cm" svg:y1="2.032cm" svg:x2="8.382cm" svg:y2="4.318cm">
          <text:p/>
        </draw:line>
        <draw:line draw:style-name="gr2" draw:text-style-name="P1" draw:layer="layout" svg:x1="0.762cm" svg:y1="2.794cm" svg:x2="9.144cm" svg:y2="2.794cm">
          <text:p/>
        </draw:line>
        <draw:line draw:style-name="gr2" draw:text-style-name="P1" draw:layer="layout" svg:x1="0.762cm" svg:y1="3.556cm" svg:x2="9.144cm" svg:y2="3.556cm">
          <text:p/>
        </draw:line>
        <draw:custom-shape draw:style-name="gr3" draw:text-style-name="P1" draw:layer="layout" svg:width="0.762cm" svg:height="0.762cm" svg:x="4.57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33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5.334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09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0.762cm" svg:height="0.762cm" svg:x="3.04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2.28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85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858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0.762cm" svg:height="0.762cm" svg:x="2.286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.52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0.76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0.76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6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8.38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7.6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4.953cm" svg:y1="2.794cm" svg:x2="5.334cm" svg:y2="2.413cm" draw:start-shape="id1" draw:start-glue-point="4" draw:end-shape="id2" draw:end-glue-point="6" svg:d="m4953 2794v-381h381" svg:viewBox="0 0 382 382">
          <text:p/>
        </draw:connector>
        <draw:frame draw:style-name="gr7" draw:text-style-name="P1" xml:id="id3" draw:id="id3" draw:layer="layout" svg:width="1.93cm" svg:height="1.039cm" svg:x="5.384cm" svg:y="0.078cm">
          <draw:text-box>
            <text:p text:style-name="P1">Climbing particle</text:p>
          </draw:text-box>
        </draw:frame>
        <draw:custom-shape draw:style-name="gr4" draw:text-style-name="P1" xml:id="id2" draw:id="id2" draw:layer="layout" svg:width="0.762cm" svg:height="0.762cm" svg:x="5.334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0.762cm" svg:height="0.762cm" svg:x="4.57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.349cm" svg:y1="1.117cm" svg:x2="5.715cm" svg:y2="2.032cm" draw:start-shape="id3" draw:start-glue-point="2" draw:end-shape="id2" svg:d="m6349 1117-634 915" svg:viewBox="0 0 635 916">
          <text:p/>
        </draw:connector>
        <draw:connector draw:style-name="gr6" draw:text-style-name="P1" draw:layer="layout" svg:x1="3.048cm" svg:y1="3.175cm" svg:x2="3.429cm" svg:y2="3.556cm" draw:start-shape="id4" draw:start-glue-point="10" draw:end-shape="id5" draw:end-glue-point="4" svg:d="m3048 3175h381v381" svg:viewBox="0 0 382 382">
          <text:p/>
        </draw:connector>
        <draw:frame draw:style-name="gr9" draw:text-style-name="P1" xml:id="id6" draw:id="id6" draw:layer="layout" svg:width="1.676cm" svg:height="1.039cm" svg:x="3.556cm" svg:y="0.762cm">
          <draw:text-box>
            <text:p text:style-name="P1">Falling particle</text:p>
          </draw:text-box>
        </draw:frame>
        <draw:connector draw:style-name="gr8" draw:text-style-name="P1" draw:layer="layout" draw:type="line" svg:x1="4.394cm" svg:y1="1.801cm" svg:x2="3.699cm" svg:y2="3.667cm" draw:start-shape="id6" draw:start-glue-point="2" draw:end-shape="id5" draw:end-glue-point="11" svg:d="m4394 1801-695 1866" svg:viewBox="0 0 696 18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0.16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&lt;jjramsey&gt;</meta:initial-creator>
    <meta:creation-date>2014-09-15T08:27:59</meta:creation-date>
    <dc:date>2014-09-15T08:48:09</dc:date>
    <dc:creator>James &lt;jjramsey&gt;</dc:creator>
    <meta:editing-duration>PT5M</meta:editing-duration>
    <meta:editing-cycles>2</meta:editing-cycles>
    <meta:generator>LibreOffice/4.0.4.2$Linux_X86_64 LibreOffice_project/400m0$Build-2</meta:generator>
    <meta:document-statistic meta:object-count="36"/>
  </office:meta>
</office:document-meta>
</file>